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 per square %ssecon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rad/s2 ] = [ rad ] / [ s2 ]</text:p>
          </table:table-cell>
          <table:table-cell table:style-name="ce48" office:value-type="string" calcext:value-type="string">
            <text:p>radian per square %ssecond</text:p>
          </table:table-cell>
          <table:table-cell table:style-name="ce48" office:value-type="string" calcext:value-type="string">
            <text:p>rad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%smeter per square %ssecon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 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 per radian</text:p>
          </table:table-cell>
          <table:table-cell table:style-name="ce65" office:value-type="string" calcext:value-type="string">
            <text:p>%sN.%s<text:span text:style-name="T3">m</text:span>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 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</text:p>
          </table:table-cell>
          <table:table-cell table:style-name="ce48" office:value-type="string" calcext:value-type="string">
            <text:p>%sN.%s<text:span text:style-name="T3">m2</text:span>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Kilogram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</text:p>
          </table:table-cell>
          <table:table-cell table:style-name="ce48" office:value-type="string" calcext:value-type="string">
            <text:p>%sm<text:span text:style-name="T3">.%s</text:span>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</text:p>
          </table:table-cell>
          <table:table-cell table:style-name="ce66" office:value-type="string" calcext:value-type="string">
            <text:p>%sm2<text:span text:style-name="T3">.%s</text:span>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</text:p>
          </table:table-cell>
          <table:table-cell table:style-name="ce63" office:value-type="string" calcext:value-type="string">
            <text:p>%sm2<text:span text:style-name="T3">.%s</text:span>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</text:p>
          </table:table-cell>
          <table:table-cell table:style-name="ce48" office:value-type="string" calcext:value-type="string">
            <text:p>%smol.%s<text:span text:style-name="T3">K</text:span>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 per square %scoulomb</text:p>
          </table:table-cell>
          <table:table-cell table:style-name="ce48" office:value-type="string" calcext:value-type="string">
            <text:p>%sN<text:span text:style-name="T3">.%s</text:span>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?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6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9">00/00/0000</text:date>, <text:time style:data-style-name="N2" text:time-value="19:19:47.40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19T19:21:00.089000000</dc:date>
    <meta:editing-duration>P3DT16H36M20S</meta:editing-duration>
    <meta:editing-cycles>2857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35" meta:object-count="0"/>
  </office:meta>
</office:document-meta>
</file>